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PHPWord is a library written in pure PHP that provides a set of classes to write to and read from different document file format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fr" fo:country="FR" style:letter-kerning="true" style:font-name-asian="Times New Roman2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title</dc:title>
    <dc:subject>My subject</dc:subject>
    <dc:description>My description</dc:description>
    <dc:creator>My name</dc:creator>
    <dc:date>2014-03-13T20:00:00.000</dc:date>
    <meta:generator>PHPWord</meta:generator>
    <meta:initial-creator>My name</meta:initial-creator>
    <meta:creation-date>2014-03-11T20:00:00.000</meta:creation-date>
    <meta:keyword>my, key, word</meta:keyword>
    <meta:user-defined meta:name="Category">My category</meta:user-defined>
    <meta:user-defined meta:name="Company">My factory</meta:user-defined>
    <meta:user-defined meta:name="Manager"/>
  </office:meta>
</office:document-meta>
</file>